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6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1"><text:text-input text:description="&lt;if test=&quot;item.insert_photo&quot;&gt;">if photo</text:text-input></text:p>
            <text:p text:style-name="P44"><draw:frame draw:style-name="fr1" draw:name="image:asimage(item.product_id.default_photo  or  False )" text:anchor-type="as-char" svg:width="4.551cm" style:rel-width="100%" svg:height="4.551cm" style:rel-height="scale-min" draw:z-index="1"><draw:text-box><text:p text:style-name="P45"/></draw:text-box></draw:frame></text:p>
            <text:p text:style-name="P29"><text:text-input text:description="&lt;/if&gt;">/if photo</text:text-input></text:p>
          </table:table-cell>
          <table:table-cell table:style-name="Tabella4.B3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5"><text:placeholder text:placeholder-type="text">&lt;_(item.product_id.name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48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9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3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7"><draw:frame draw:style-name="fr2" draw:name="image:asimage(item.product_id.default_photo or False)" text:anchor-type="as-char" svg:width="4.505cm" style:rel-width="99%" svg:height="4.33cm" style:rel-height="scale" draw:z-index="0"><draw:text-box><text:p text:style-name="P45"/></draw:text-box></draw:frame></text:p>
            <text:p text:style-name="P29"><text:text-input text:description="&lt;/if&gt;">/if photo</text:text-input></text:p>
          </table:table-cell>
          <table:table-cell table:style-name="Tabella5.B3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5"><text:placeholder text:placeholder-type="text">&lt;item.name if item.use_text_description else 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2"><text:placeholder text:placeholder-type="text">&lt;"%d"%(item.product_uom_qty)&gt;</text:placeholder></text:p>
          </table:table-cell>
          <table:table-cell table:style-name="Tabella5.E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3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if test="o.partner_id and o.partner_id.country_id and o.partner_id.country_id.code == 'IT'"&gt;</text:placeholder><text:soft-page-break/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49">m<text:span text:style-name="T21">3 <text:s/></text:span><text:placeholder text:placeholder-type="text">&lt;get_total_volume(o.order_line)&gt;</text:placeholder><text:soft-page-break/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2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width="11.77cm" svg:height="2.004cm" draw:z-index="4"><draw:image xlink:href="Pictures/1000000000000365000000945B8DA1D0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24M4S</meta:editing-duration>
    <meta:editing-cycles>298</meta:editing-cycles>
    <meta:generator>LibreOffice/4.3.3.2$Linux_X86_64 LibreOffice_project/430m0$Build-2</meta:generator>
    <meta:initial-creator>Nicola Riolini</meta:initial-creator>
    <dc:date>2016-03-30T12:20:01.304578017</dc:date>
    <dc:creator>thebrush </dc:creator>
    <meta:document-statistic meta:table-count="8" meta:image-count="1" meta:object-count="0" meta:page-count="3" meta:paragraph-count="93" meta:word-count="382" meta:character-count="2659" meta:non-whitespace-character-count="2479"/>
    <meta:user-defined meta:name="Info 1"/>
    <meta:user-defined meta:name="Info 2"/>
    <meta:user-defined meta:name="Info 3"/>
    <meta:user-defined meta:name="Info 4"/>
  </office:meta>
</office:document-meta>
</file>